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1<text:s/>-&gt; (2.3)</text:p>
      <text:p text:style-name="P2">Explain<text:s/>the construction of content fingerprinting function based on random projections and binarization</text:p>
      <text:p text:style-name="P3"/>
      <text:p text:style-name="P4">C</text:p>
      <text:p text:style-name="P5"/>
      <text:p text:style-name="P6"/>
      <text:p text:style-name="P7"><text:span text:style-name="T8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9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0:58:00Z</dc:date>
    <meta:template xlink:href="Normal" xlink:type="simple"/>
    <meta:editing-cycles>20</meta:editing-cycles>
    <meta:editing-duration>PT26700S</meta:editing-duration>
    <meta:document-statistic meta:page-count="1" meta:paragraph-count="1" meta:word-count="18" meta:character-count="124" meta:row-count="1" meta:non-whitespace-character-count="107"/>
  </office:meta>
</office:document-meta>
</file>